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Frutiger Next LT W1G" svg:font-family="'Frutiger Next LT W1G'"/>
    <style:font-face style:name="Frutiger Next LT W1G1" svg:font-family="'Frutiger Next LT W1G'"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Frutiger Next LT W1G1" officeooo:rsid="002582d4" officeooo:paragraph-rsid="00182f3f"/>
    </style:style>
    <style:style style:name="P2" style:family="paragraph" style:parent-style-name="Text_20_body">
      <style:text-properties style:font-name="Frutiger Next LT W1G1" officeooo:rsid="001b03f1" officeooo:paragraph-rsid="001d8473"/>
    </style:style>
    <style:style style:name="P3" style:family="paragraph" style:parent-style-name="Heading_20_2">
      <style:text-properties style:font-name="Frutiger Next LT W1G1" officeooo:rsid="0023a692" officeooo:paragraph-rsid="0023a692"/>
    </style:style>
    <style:style style:name="P4" style:family="paragraph" style:parent-style-name="Heading_20_1">
      <style:paragraph-properties fo:text-align="center" style:justify-single-word="false"/>
      <style:text-properties style:font-name="Frutiger Next LT W1G1" officeooo:paragraph-rsid="00182f3f"/>
    </style:style>
    <style:style style:name="P5" style:family="paragraph" style:parent-style-name="Heading_20_3">
      <style:text-properties style:font-name="Frutiger Next LT W1G1"/>
    </style:style>
    <style:style style:name="P6" style:family="paragraph" style:parent-style-name="Heading_20_3">
      <style:text-properties style:font-name="Frutiger Next LT W1G1" officeooo:rsid="001b03f1" officeooo:paragraph-rsid="001b03f1"/>
    </style:style>
    <style:style style:name="P7" style:family="paragraph" style:parent-style-name="Heading_20_3">
      <style:paragraph-properties fo:break-before="page"/>
      <style:text-properties style:font-name="Frutiger Next LT W1G1" officeooo:rsid="001b03f1" officeooo:paragraph-rsid="0020fd81"/>
    </style:style>
    <style:style style:name="P8" style:family="paragraph" style:parent-style-name="Text_20_body" style:list-style-name="L1">
      <style:text-properties style:font-name="Frutiger Next LT W1G1" fo:font-weight="normal" officeooo:rsid="001b03f1" officeooo:paragraph-rsid="0020fd81" style:font-weight-asian="normal" style:font-weight-complex="normal"/>
    </style:style>
    <style:style style:name="P9" style:family="paragraph" style:parent-style-name="Text_20_body" style:list-style-name="L1">
      <style:text-properties style:font-name="Frutiger Next LT W1G1" fo:font-weight="normal" officeooo:rsid="002aa05e" officeooo:paragraph-rsid="002aa05e" style:font-weight-asian="normal" style:font-weight-complex="normal"/>
    </style:style>
    <style:style style:name="P10" style:family="paragraph" style:parent-style-name="Text_20_body">
      <style:text-properties style:font-name="Frutiger Next LT W1G1" officeooo:rsid="00310cf0" officeooo:paragraph-rsid="0023a692"/>
    </style:style>
    <style:style style:name="P11" style:family="paragraph" style:parent-style-name="Text_20_body" style:list-style-name="L1">
      <style:text-properties officeooo:rsid="0024961b" officeooo:paragraph-rsid="0024961b"/>
    </style:style>
    <style:style style:name="P12" style:family="paragraph" style:parent-style-name="Text_20_body" style:list-style-name="L1">
      <style:text-properties officeooo:rsid="0024faa4" officeooo:paragraph-rsid="0024faa4"/>
    </style:style>
    <style:style style:name="P13" style:family="paragraph" style:parent-style-name="Text_20_body" style:list-style-name="L1">
      <style:text-properties officeooo:rsid="00260104" officeooo:paragraph-rsid="00260104"/>
    </style:style>
    <style:style style:name="P14" style:family="paragraph" style:parent-style-name="Text_20_body" style:list-style-name="L1">
      <style:text-properties officeooo:rsid="00281dc6" officeooo:paragraph-rsid="00281dc6"/>
    </style:style>
    <style:style style:name="T1" style:family="text">
      <style:text-properties officeooo:rsid="00182f3f"/>
    </style:style>
    <style:style style:name="T2" style:family="text">
      <style:text-properties officeooo:rsid="001b03f1"/>
    </style:style>
    <style:style style:name="T3" style:family="text">
      <style:text-properties style:font-name="Frutiger Next LT W1G1"/>
    </style:style>
    <style:style style:name="T4" style:family="text">
      <style:text-properties style:font-name="Frutiger Next LT W1G1" fo:font-style="italic" style:font-style-asian="italic" style:font-style-complex="italic"/>
    </style:style>
    <style:style style:name="T5" style:family="text">
      <style:text-properties style:font-name="Frutiger Next LT W1G1" fo:font-style="normal" style:font-style-asian="normal" style:font-style-complex="normal"/>
    </style:style>
    <style:style style:name="T6" style:family="text">
      <style:text-properties style:font-name="Frutiger Next LT W1G1" fo:font-style="normal" officeooo:rsid="0024faa4" style:font-style-asian="normal" style:font-style-complex="normal"/>
    </style:style>
    <style:style style:name="T7" style:family="text">
      <style:text-properties officeooo:rsid="00223984"/>
    </style:style>
    <style:style style:name="T8" style:family="text">
      <style:text-properties officeooo:rsid="0023a692"/>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281d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utorial <text:span text:style-name="T1">4</text:span>: <text:span text:style-name="T1">Arduino</text:span></text:h>
      <text:h text:style-name="P3" text:outline-level="2">Goals</text:h>
      <text:p text:style-name="P1"><text:span text:style-name="T8">You can write simple programs and upload them to the Arduino. You can use the Arduino to control external components like servos and LEDs.</text:span></text:p>
      <text:h text:style-name="P3" text:outline-level="2">Documentation</text:h>
      <text:p text:style-name="P2"><text:a xlink:type="simple" xlink:href="https://www.arduino.cc/en/Reference/HomePage" text:style-name="Internet_20_link" text:visited-style-name="Visited_20_Internet_20_Link">https://www.arduino.cc/en/Reference/HomePage</text:a></text:p>
      <text:h text:style-name="P3" text:outline-level="2">Exercises</text:h>
      <text:p text:style-name="P10">Build following circuits on a breadboard.</text:p>
      <text:h text:style-name="P6" text:outline-level="3">Blink-<text:span text:style-name="T8">Sample</text:span></text:h>
      <text:list xml:id="list4134522492" text:style-name="L1">
        <text:list-item>
          <text:p text:style-name="P11"><text:span text:style-name="T3">Plug the Arduino into the breadboard and conncet it with the computer. Start the Arduino IDE and open the </text:span><text:span text:style-name="T4">Blink</text:span><text:span text:style-name="T5">-Sketch (“File → Examples → 01 Basic → Blink”). What does this program do?</text:span></text:p>
        </text:list-item>
        <text:list-item>
          <text:p text:style-name="P11"><text:span text:style-name="T5">Select the correct type of Arduino (“Tools → Board”) and the correct port (“Tools → Port”) and upload the </text:span><text:span text:style-name="T4">Blink</text:span><text:span text:style-name="T5">-Sketch. What do you see? Try to change the behaviour by </text:span><text:span text:style-name="T6">“remixing” the sample code.</text:span></text:p>
        </text:list-item>
        <text:list-item>
          <text:p text:style-name="P12"><text:span text:style-name="T5">Connect an LED with a dropping resistor two a pin of the Arduino and make it blink by changing the code.</text:span></text:p>
        </text:list-item>
        <text:list-item>
          <text:p text:style-name="P12"><text:span text:style-name="T5">Connect a second LED and let them blink alternately.</text:span></text:p>
        </text:list-item>
      </text:list>
      <text:h text:style-name="P5" text:outline-level="3">Ard<text:span text:style-name="T2">uino Programming Language and Standard Library</text:span></text:h>
      <text:list xml:id="list172421797625692" text:continue-numbering="true" text:style-name="L1">
        <text:list-item>
          <text:p text:style-name="P13"><text:span text:style-name="T3">Open the program “File → Examples → 02 Digital → Button” and build the circuit described in the comments.</text:span></text:p>
        </text:list-item>
        <text:list-item>
          <text:p text:style-name="P14"><text:span text:style-name="T3">Extend the sample code so the Arduino sends the button’s current state to the computer over the serial interface</text:span></text:p>
        </text:list-item>
        <text:list-item>
          <text:p text:style-name="P14"><text:span text:style-name="T3">Build a binary counter with three LEDs that counts from 000 to 111 every second</text:span></text:p>
        </text:list-item>
      </text:list>
      <text:h text:style-name="P7" text:outline-level="3">Servo <text:span text:style-name="T11">M</text:span>otor <text:span text:style-name="T11">a</text:span>nd Potentiometer</text:h>
      <text:list xml:id="list172420834688876" text:continue-numbering="true" text:style-name="L1">
        <text:list-item>
          <text:p text:style-name="P9">Open the sample “Servo → Knob” and open the tutorial referenced in the comments. Build the corresponding circuit and test it.</text:p>
        </text:list-item>
        <text:list-item>
          <text:p text:style-name="P9">Modify the sample so the potentiometer not only controls the servo, but also the blink frequency of an LED</text:p>
        </text:list-item>
        <text:list-item>
          <text:p text:style-name="P9">Modify the code so instead of the blink frequency, the brightness of the LED is changes (see <text:span text:style-name="T9">AnalogWrite()</text:span><text:span text:style-name="T10">)</text:span></text:p>
        </text:list-item>
        <text:list-item>
          <text:p text:style-name="P9"><text:span text:style-name="T10">Turning the potentiometer changes the resistance between two of its pins. The Arduino’s analog pins can not measure resistance, but only voltage. Why does the knob sample work anyways? What did we build he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Frutiger Next LT W1G" svg:font-family="'Frutiger Next LT W1G'"/>
    <style:font-face style:name="Frutiger Next LT W1G1" svg:font-family="'Frutiger Next LT W1G'"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8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Book"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Frutiger Next LT W1G" fo:font-family="'Frutiger Next LT W1G'"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shadow="none"/>
      <style:text-properties fo:font-size="14pt" fo:font-weight="bold" fo:background-color="transparent"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ael Wimmer</meta:initial-creator>
    <meta:creation-date>2016-03-09T08:33:48.848698922</meta:creation-date>
    <dc:date>2019-10-10T17:24:19.967704943</dc:date>
    <meta:editing-duration>P1DT5H19M35S</meta:editing-duration>
    <meta:editing-cycles>12</meta:editing-cycles>
    <meta:generator>LibreOffice/6.1.5.2$Linux_X86_64 LibreOffice_project/10$Build-2</meta:generator>
    <meta:printed-by>Raphael Wimmer</meta:printed-by>
    <meta:print-date>2016-09-27T13:03:07.701812354</meta:print-date>
    <meta:document-statistic meta:table-count="0" meta:image-count="0" meta:object-count="0" meta:page-count="2" meta:paragraph-count="21" meta:word-count="304" meta:character-count="1751" meta:non-whitespace-character-count="1482"/>
  </office:meta>
</office:document-meta>
</file>